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99pt solid #808080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808080" fo:border-left="0.99pt solid #808080" fo:border-right="0.99pt solid #808080" fo:border-top="none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iorities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/>Priority </text:p>
          </table:table-cell>
          <table:table-cell office:value-type="string" calcext:value-type="string">
            <text:p><text:s/>Total </text:p>
          </table:table-cell>
          <table:table-cell office:value-type="string" calcext:value-type="string">
            <text:p><text:s/>Percentage of overall </text:p>
          </table:table-cell>
          <table:table-cell office:value-type="string" calcext:value-type="string">
            <text:p><text:s/>Percentage of capacity </text:p>
          </table:table-cell>
          <table:table-cell/>
          <table:table-cell>
            <draw:frame table:end-cell-address="Priorities.O32" table:end-x="1.35cm" table:end-y="0.186cm" draw:z-index="0" draw:style-name="gr1" svg:width="18.91cm" svg:height="14.025cm" svg:x="0.513cm" svg:y="0.159cm">
              <draw:object draw:notify-on-update-of-ranges="Priorities.B2:Priorities.B5 Priorities.C1:Priorities.C1 Priorities.C2:Priorities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 calcext:value-type="string">
            <text:p><text:s/>High 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<text:s/>48 % </text:p>
          </table:table-cell>
          <table:table-cell table:style-name="ce1" office:value-type="string" calcext:value-type="string">
            <text:p><text:s/>62 %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edium 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<text:s/>31 % </text:p>
          </table:table-cell>
          <table:table-cell table:style-name="ce1" office:value-type="string" calcext:value-type="string">
            <text:p><text:s/>40 %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w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<text:s/>12 % </text:p>
          </table:table-cell>
          <table:table-cell table:style-name="ce1" office:value-type="string" calcext:value-type="string">
            <text:p><text:s/>15 %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Wishlist 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9 % </text:p>
          </table:table-cell>
          <table:table-cell table:style-name="ce1" office:value-type="string" calcext:value-type="string">
            <text:p><text:s/>12 %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sh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 table:formula="of:=37/12" office:value-type="float" office:value="3.08333333333333" calcext:value-type="float">
            <text:p>3.0833333333</text:p>
          </table:table-cell>
          <table:table-cell table:formula="of:=24/12" office:value-type="float" office:value="2" calcext:value-type="float">
            <text:p>2</text:p>
          </table:table-cell>
          <table:table-cell table:formula="of:=9/12" office:value-type="float" office:value="0.75" calcext:value-type="float">
            <text:p>0.75</text:p>
          </table:table-cell>
          <table:table-cell table:formula="of:=7/12" office:value-type="float" office:value="0.583333333333333" calcext:value-type="float">
            <text:p>0.5833333333</text:p>
          </table:table-cell>
          <table:table-cell/>
        </table:table-row>
        <table:table-row table:style-name="ro1">
          <table:table-cell table:number-columns-repeated="2"/>
          <table:table-cell table:formula="of:=[.C8]/12" office:value-type="float" office:value="0.416666666666667" calcext:value-type="float">
            <text:p>0.4166666667</text:p>
          </table:table-cell>
          <table:table-cell table:number-columns-repeated="4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Priorities.O49" table:end-x="1.542cm" table:end-y="0.239cm" draw:z-index="1" draw:style-name="gr1" svg:width="21.177cm" svg:height="7.471cm" svg:x="0.705cm" svg:y="0.446cm">
              <draw:object draw:notify-on-update-of-ranges="Priorities.B8:Priorities.B9 Priorities.C7:Priorities.C7 Priorities.C8:Priorities.C9 Priorities.D7:Priorities.D7 Priorities.D8:Priorities.D9 Priorities.E7:Priorities.E7 Priorities.E8:Priorities.E9 Priorities.F7:Priorities.F7 Priorities.F8:Priorities.F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Order" table:style-name="ta1" table:print="false">
        <table:shapes>
          <draw:frame draw:z-index="0" draw:style-name="gr2" draw:text-style-name="P1" svg:width="21.779cm" svg:height="15.406cm" svg:x="11.562cm" svg:y="1.699cm">
            <draw:object draw:notify-on-update-of-ranges="Order.A2:Order.A21 Order.B1:Order.B1 Order.B2:Order.B21 Order.C1:Order.C1 Order.C2:Order.C21 Order.D1:Order.D1 Order.D2:Order.D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Subtask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Conferences</text:p>
          </table:table-cell>
          <table:table-cell table:style-name="ce5"/>
          <table:table-cell office:value-type="string" calcext:value-type="string">
            <text:p>order</text:p>
          </table:table-cell>
        </table:table-row>
        <table:table-row table:style-name="ro1">
          <table:table-cell table:style-name="ce3" office:value-type="string" calcext:value-type="string">
            <text:p>VOC atmospheric emissions simulation and compariso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5"/>
          <table:table-cell/>
        </table:table-row>
        <table:table-row table:style-name="ro1">
          <table:table-cell office:value-type="string" calcext:value-type="string">
            <text:p>Satellite data coll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Anthropogenic filter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 ru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 analysi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arison method creation and valida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tellite and Model intercompariso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ults write up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nishing and publishing Ozone resul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-Chem Model nested resolution crea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ject outlin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arn Fortran, OMP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del setup and boundary validatio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her, combine emissions data from state EP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style-name="ce5"/>
          <table:table-cell/>
        </table:table-row>
        <table:table-row table:style-name="ro1">
          <table:table-cell office:value-type="string" calcext:value-type="string">
            <text:p>meteorological data download and validati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ta interpolation and validatio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del runs and benchmark validatio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sults write up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riting and Literature Revie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Formal Thesis Outli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table:number-columns-repeated="5"/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6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6"/>
          <table:table-cell office:value-type="float" office:value="20" calcext:value-type="float">
            <text:p>20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style-name="ce6"/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Order.A4:Order.G2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5:56:56.595674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5-10-07T15:59:48.490910272</dc:date>
    <meta:editing-duration>P5DT6H37M9S</meta:editing-duration>
    <meta:editing-cycles>16</meta:editing-cycles>
    <meta:generator>LibreOffice/4.3.7.2$Linux_X86_64 LibreOffice_project/430m0$Build-2</meta:generator>
    <meta:document-statistic meta:table-count="3" meta:cell-count="1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2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2cm" svg:height="13.973cm" xlink:href=".." xlink:type="simple" chart:class="chart:circle" chart:style-name="ch1">
        <chart:legend chart:legend-position="end" svg:x="14.755cm" svg:y="4.937cm" style:legend-expansion="high" chart:style-name="ch2"/>
        <chart:plot-area chart:style-name="ch3" table:cell-range-address="Priorities.B2:Priorities.C5 Priorities.C1:Priorities.C1" chart:data-source-has-labels="both" svg:x="0.378cm" svg:y="0.279cm" svg:width="13.999cm" svg:height="13.415cm">
          <chartooo:coordinate-region svg:x="0.67cm" svg:y="0.28cm" svg:width="13.414cm" svg:height="13.414cm"/>
          <chart:axis chart:dimension="x" chart:name="primary-x" chart:style-name="ch4" chartooo:axis-type="text">
            <chart:categories table:cell-range-address="Priorities.B2:Priorities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iorities.C2:Priorities.C5" chart:label-cell-address="Priorities.C1:Priorities.C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al </text:p>
                <draw:g>
                  <svg:desc>Priorities.C1:Prioriti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High </text:p>
                <draw:g>
                  <svg:desc>Priorities.B2:Priorities.B5</svg:desc>
                </draw:g>
              </table:table-cell>
              <table:table-cell office:value-type="float" office:value="37">
                <text:p>37</text:p>
                <draw:g>
                  <svg:desc>Priorities.C2:Priorities.C5</svg:desc>
                </draw:g>
              </table:table-cell>
            </table:table-row>
            <table:table-row>
              <table:table-cell office:value-type="string">
                <text:p> Medium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 Low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 Wishlist 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20pt" fo:font-weight="250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Ubuntu Light'" style:font-style-name="Light" fo:font-size="20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78cm" svg:height="7.442cm" xlink:href=".." xlink:type="simple" chart:class="chart:bar" chart:style-name="ch1">
        <chart:legend chart:legend-position="end" svg:x="17.331cm" svg:y="1.672cm" style:legend-expansion="high" chart:style-name="ch2"/>
        <chart:plot-area chart:style-name="ch3" table:cell-range-address="Priorities.B8:Priorities.F9 Priorities.C7:Priorities.F7" chart:data-source-has-labels="both" svg:x="0.423cm" svg:y="0.148cm" svg:width="16.485cm" svg:height="7.146cm">
          <chartooo:coordinate-region svg:x="3.346cm" svg:y="0.148cm" svg:width="13.401cm" svg:height="6.261cm"/>
          <chart:axis chart:dimension="x" chart:name="primary-x" chart:style-name="ch4" chartooo:axis-type="text">
            <chart:categories table:cell-range-address="Priorities.B8:Priorities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iorities.C8:Priorities.C9" chart:label-cell-address="Priorities.C7:Priorities.C7" chart:class="chart:bar">
            <chart:data-point chart:repeated="2"/>
          </chart:series>
          <chart:series chart:style-name="ch8" chart:values-cell-range-address="Priorities.D8:Priorities.D9" chart:label-cell-address="Priorities.D7:Priorities.D7" chart:class="chart:bar">
            <chart:data-point chart:repeated="2"/>
          </chart:series>
          <chart:series chart:style-name="ch9" chart:values-cell-range-address="Priorities.E8:Priorities.E9" chart:label-cell-address="Priorities.E7:Priorities.E7" chart:class="chart:bar">
            <chart:data-point chart:repeated="2"/>
          </chart:series>
          <chart:series chart:style-name="ch10" chart:values-cell-range-address="Priorities.F8:Priorities.F9" chart:label-cell-address="Priorities.F7:Priorities.F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Priorities.C7:Priorities.C7</svg:desc>
                </draw:g>
              </table:table-cell>
              <table:table-cell office:value-type="string">
                <text:p>Medium</text:p>
                <draw:g>
                  <svg:desc>Priorities.D7:Priorities.D7</svg:desc>
                </draw:g>
              </table:table-cell>
              <table:table-cell office:value-type="string">
                <text:p>Low</text:p>
                <draw:g>
                  <svg:desc>Priorities.E7:Priorities.E7</svg:desc>
                </draw:g>
              </table:table-cell>
              <table:table-cell office:value-type="string">
                <text:p>Wishlist</text:p>
                <draw:g>
                  <svg:desc>Priorities.F7:Priorities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acity</text:p>
                <draw:g>
                  <svg:desc>Priorities.B8:Priorities.B9</svg:desc>
                </draw:g>
              </table:table-cell>
              <table:table-cell office:value-type="float" office:value="5">
                <text:p>5</text:p>
                <draw:g>
                  <svg:desc>Priorities.C8:Priorities.C9</svg:desc>
                </draw:g>
              </table:table-cell>
              <table:table-cell office:value-type="float" office:value="1">
                <text:p>1</text:p>
                <draw:g>
                  <svg:desc>Priorities.D8:Priorities.D9</svg:desc>
                </draw:g>
              </table:table-cell>
              <table:table-cell office:value-type="float" office:value="NaN">
                <text:p>NaN</text:p>
                <draw:g>
                  <svg:desc>Priorities.E8:Priorities.E9</svg:desc>
                </draw:g>
              </table:table-cell>
              <table:table-cell office:value-type="float" office:value="NaN">
                <text:p>NaN</text:p>
                <draw:g>
                  <svg:desc>Priorities.F8:Priorities.F9</svg:desc>
                </draw:g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583333333333333">
                <text:p>0.5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4" chart:origin="0" chart:interval-major="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8cm" svg:height="15.407cm" xlink:href=".." xlink:type="simple" chart:class="chart:bar" chart:style-name="ch1">
        <chart:title svg:x="9.537cm" svg:y="0.444cm" chart:style-name="ch2">
          <text:p>Future Tasks</text:p>
        </chart:title>
        <chart:legend svg:x="9.094cm" svg:y="14.359cm" style:legend-expansion="custom" chartooo:width="5.127cm" chartooo:height="0.598cm" style:legend-expansion-aspect-ratio="8.57357859531773" chart:style-name="ch3"/>
        <chart:plot-area chart:style-name="ch4" table:cell-range-address="Order.A2:Order.D21 Order.B1:Order.D1" chart:data-source-has-labels="both" svg:x="0.435cm" svg:y="1.557cm" svg:width="20.91cm" svg:height="12.561cm">
          <chartooo:coordinate-region svg:x="9.285cm" svg:y="2.205cm" svg:width="11.873cm" svg:height="11.913cm"/>
          <chart:axis chart:dimension="x" chart:name="primary-x" chart:style-name="ch5" chartooo:axis-type="auto">
            <chartooo:date-scale/>
            <chart:categories table:cell-range-address="Order.A2:Order.A21"/>
          </chart:axis>
          <chart:axis chart:dimension="y" chart:name="primary-y" chart:style-name="ch6">
            <chart:title svg:x="4.404cm" svg:y="1.405cm" chart:style-name="ch7">
              <text:p>Months since January 2016</text:p>
            </chart:title>
            <chart:grid chart:style-name="ch8" chart:class="major"/>
          </chart:axis>
          <chart:series chart:style-name="ch9" chart:values-cell-range-address="Order.B2:Order.B21" chart:label-cell-address="Order.B1:Order.B1" chart:class="chart:bar">
            <chart:data-point chart:repeated="20"/>
          </chart:series>
          <chart:series chart:style-name="ch10" chart:values-cell-range-address="Order.C2:Order.C21" chart:label-cell-address="Order.C1:Order.C1" chart:class="chart:bar">
            <chart:data-point chart:repeated="20"/>
          </chart:series>
          <chart:series chart:style-name="ch11" chart:values-cell-range-address="Order.D2:Order.D21" chart:label-cell-address="Order.D1:Order.D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Order.B1:Order.B1</svg:desc>
                </draw:g>
              </table:table-cell>
              <table:table-cell office:value-type="string">
                <text:p>Subtask</text:p>
                <draw:g>
                  <svg:desc>Order.C1:Order.C1</svg:desc>
                </draw:g>
              </table:table-cell>
              <table:table-cell office:value-type="string">
                <text:p>Task</text:p>
                <draw:g>
                  <svg:desc>Order.D1:Ord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C atmospheric emissions simulation and comparison</text:p>
                <draw:g>
                  <svg:desc>Order.A2:Order.A21</svg:desc>
                </draw:g>
              </table:table-cell>
              <table:table-cell office:value-type="float" office:value="0">
                <text:p>0</text:p>
                <draw:g>
                  <svg:desc>Order.B2:Order.B21</svg:desc>
                </draw:g>
              </table:table-cell>
              <table:table-cell office:value-type="float" office:value="NaN">
                <text:p>NaN</text:p>
                <draw:g>
                  <svg:desc>Order.C2:Order.C21</svg:desc>
                </draw:g>
              </table:table-cell>
              <table:table-cell office:value-type="float" office:value="12">
                <text:p>12</text:p>
                <draw:g>
                  <svg:desc>Order.D2:Order.D21</svg:desc>
                </draw:g>
              </table:table-cell>
            </table:table-row>
            <table:table-row>
              <table:table-cell office:value-type="string">
                <text:p>Satellite data collation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thropogenic filtering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l ru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l analysi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arison method creation and validatio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tellite and Model intercompariso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ults write up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ishing and publishing Ozone result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OS-Chem Model nested resolution creatio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ject outline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arn Fortran, OMP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l setup and boundary validation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ther, combine emissions data from state EPAs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eorological data download and validation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 interpolation and validation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l runs and benchmark validation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ults write up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riting and Literature Review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ormal Thesis Outline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